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e346" officeooo:paragraph-rsid="0002e346" style:font-weight-asian="bold" style:font-weight-complex="bold"/>
    </style:style>
    <style:style style:name="P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02e346" officeooo:paragraph-rsid="0002e346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weight="bold" officeooo:rsid="0011b7db" officeooo:paragraph-rsid="0011b7db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4625f" officeooo:paragraph-rsid="0004625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9913a" officeooo:paragraph-rsid="0009913a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0f9fac" officeooo:paragraph-rsid="000f9fac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2e346" officeooo:paragraph-rsid="0002e346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4625f" officeooo:paragraph-rsid="0004625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9913a" officeooo:paragraph-rsid="0009913a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b7b1c" officeooo:paragraph-rsid="000b7b1c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d6efe" officeooo:paragraph-rsid="000d6ef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0f9fac" officeooo:paragraph-rsid="000f9fa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1b7db" officeooo:paragraph-rsid="0011b7db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76d41" officeooo:paragraph-rsid="00076d41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11b7db" officeooo:paragraph-rsid="0011b7db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>
        <style:tab-stops>
          <style:tab-stop style:position="0.185cm"/>
        </style:tab-stops>
      </style:paragraph-properties>
      <style:text-properties fo:font-weight="bold" officeooo:rsid="0012dbd9" officeooo:paragraph-rsid="0012dbd9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185cm"/>
        </style:tab-stops>
      </style:paragraph-properties>
      <style:text-properties fo:font-weight="bold" officeooo:rsid="0012dbd9" officeooo:paragraph-rsid="0012dbd9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185cm"/>
        </style:tab-stops>
      </style:paragraph-properties>
      <style:text-properties fo:font-weight="normal" officeooo:rsid="0012dbd9" officeooo:paragraph-rsid="0012dbd9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185cm"/>
        </style:tab-stops>
      </style:paragraph-properties>
      <style:text-properties fo:font-weight="bold" officeooo:rsid="0012dbd9" officeooo:paragraph-rsid="0012dbd9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185cm"/>
        </style:tab-stops>
      </style:paragraph-properties>
      <style:text-properties fo:font-weight="normal" officeooo:rsid="0012dbd9" officeooo:paragraph-rsid="0012dbd9" style:font-weight-asian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185cm"/>
        </style:tab-stops>
      </style:paragraph-properties>
      <style:text-properties fo:font-weight="normal" officeooo:rsid="0012dbd9" officeooo:paragraph-rsid="0012dbd9" style:font-weight-asian="normal" style:font-weight-complex="normal"/>
    </style:style>
    <style:style style:name="T1" style:family="text">
      <style:text-properties officeooo:rsid="0002e346"/>
    </style:style>
    <style:style style:name="T2" style:family="text">
      <style:text-properties officeooo:rsid="000b7b1c"/>
    </style:style>
    <style:style style:name="T3" style:family="text">
      <style:text-properties officeooo:rsid="001290e5"/>
    </style:style>
    <style:style style:name="T4" style:family="text">
      <style:text-properties officeooo:rsid="0012d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Q</text:span>1. Write codes to perform, LU, LDU, QR, and SV Decomposition.</text:p>
      <text:p text:style-name="P1"/>
      <text:p text:style-name="P2">A. LU - Decomposition:</text:p>
      <text:p text:style-name="P3">Program:</text:p>
      <text:p text:style-name="P9"/>
      <text:p text:style-name="P9">import numpy as np</text:p>
      <text:p text:style-name="P9">import copy </text:p>
      <text:p text:style-name="P9"></text:p>
      <text:p text:style-name="P9">def inputMatrix():<text:tab/><text:tab/># Function to take matrix input from user</text:p>
      <text:p text:style-name="P9"><text:s text:c="4"/>print("Enter the size of matrix: ")</text:p>
      <text:p text:style-name="P9"><text:s text:c="4"/>n= int(input())</text:p>
      <text:p text:style-name="P9"></text:p>
      <text:p text:style-name="P9"><text:s text:c="4"/>A= np.zeros((n,n),dtype=float)</text:p>
      <text:p text:style-name="P9"><text:s text:c="4"/>print("Now enter elements of matrix 'A':")</text:p>
      <text:p text:style-name="P9"><text:s text:c="4"/>for i in range(n):</text:p>
      <text:p text:style-name="P9"><text:s text:c="8"/>print("Enter elements for row:",i+1)</text:p>
      <text:p text:style-name="P9"><text:s text:c="8"/>for j in range(n):</text:p>
      <text:p text:style-name="P9"><text:s text:c="12"/>A[i][j]=int(input())</text:p>
      <text:p text:style-name="P9"><text:s text:c="4"/>return A</text:p>
      <text:p text:style-name="P9"></text:p>
      <text:p text:style-name="P9">def printMatrix(V):<text:tab/><text:tab/># Function to print Matrix</text:p>
      <text:p text:style-name="P9"><text:s text:c="4"/>for i in range(n):</text:p>
      <text:p text:style-name="P9"><text:s text:c="8"/>for j in range(n):</text:p>
      <text:p text:style-name="P9"><text:s text:c="12"/>print(f'{V[i][j]:15.08f}' , <text:s/>end=" <text:s/>")</text:p>
      <text:p text:style-name="P9"><text:s text:c="8"/>print()</text:p>
      <text:p text:style-name="P9"><text:s text:c="4"/>print()</text:p>
      <text:p text:style-name="P9"></text:p>
      <text:p text:style-name="P9">def LUDecomposition(A):<text:tab/>#LU-Decomposition function definition</text:p>
      <text:p text:style-name="P9"></text:p>
      <text:p text:style-name="P9"><text:s text:c="4"/>n = len(A)</text:p>
      <text:p text:style-name="P9"></text:p>
      <text:p text:style-name="P9"><text:s text:c="4"/>L= np.zeros((n,n),dtype=float)</text:p>
      <text:p text:style-name="P9"><text:s text:c="4"/>for i in range(len(L)):</text:p>
      <text:p text:style-name="P9"><text:s text:c="8"/>L[i][i]=1</text:p>
      <text:p text:style-name="P9"></text:p>
      <text:p text:style-name="P9"><text:s text:c="4"/>U = copy.copy(A) <text:s text:c="3"/># copying matrix A into U</text:p>
      <text:p text:style-name="P9"></text:p>
      <text:p text:style-name="P9"><text:s text:c="4"/>for i in range(0,n-1):</text:p>
      <text:p text:style-name="P9"><text:s text:c="8"/>for j in range(i+1,n):</text:p>
      <text:p text:style-name="P9"><text:s text:c="12"/>L[j][i]= (U[j][i]/U[i][i])</text:p>
      <text:p text:style-name="P9"><text:s text:c="12"/>U[j][:]=U[j][:]-L[j][i]*U[i][:]</text:p>
      <text:p text:style-name="P9"></text:p>
      <text:p text:style-name="P9"><text:s text:c="4"/>return L,U</text:p>
      <text:p text:style-name="P9"></text:p>
      <text:p text:style-name="P9"/>
      <text:p text:style-name="P9">​# Default input</text:p>
      <text:p text:style-name="P9">n = 3</text:p>
      <text:p text:style-name="P9"></text:p>
      <text:p text:style-name="P9">A = np.array([</text:p>
      <text:p text:style-name="P9"><text:soft-page-break/><text:s text:c="4"/>[1,2,4],</text:p>
      <text:p text:style-name="P9"><text:s text:c="4"/>[3,8,14],</text:p>
      <text:p text:style-name="P9"><text:s text:c="4"/>[2,6,13]</text:p>
      <text:p text:style-name="P9">])</text:p>
      <text:p text:style-name="P9"></text:p>
      <text:p text:style-name="P9"># Uncomment below line to take input from user</text:p>
      <text:p text:style-name="P9"># A = inputMatrix()</text:p>
      <text:p text:style-name="P9"></text:p>
      <text:p text:style-name="P9"># Calling Function of matrix A</text:p>
      <text:p text:style-name="P9">L,U = LUDecomposition(A)</text:p>
      <text:p text:style-name="P9"></text:p>
      <text:p text:style-name="P9"># Printing Results</text:p>
      <text:p text:style-name="P9">print("A = ")</text:p>
      <text:p text:style-name="P9">printMatrix(A)</text:p>
      <text:p text:style-name="P9"/>
      <text:p text:style-name="P9">print("L = ")</text:p>
      <text:p text:style-name="P9">printMatrix(L)</text:p>
      <text:p text:style-name="P9"></text:p>
      <text:p text:style-name="P9">print("U = ")</text:p>
      <text:p text:style-name="P9">printMatrix(U)</text:p>
      <text:p text:style-name="P9"/>
      <text:p text:style-name="P5">Output:</text:p>
      <text:p text:style-name="P10">A = </text:p>
      <text:p text:style-name="P10"><text:s text:c="5"/>1.00000000 <text:s text:c="6"/>2.00000000 <text:s text:c="6"/>4.00000000 <text:s/></text:p>
      <text:p text:style-name="P10"><text:s text:c="5"/>3.00000000 <text:s text:c="6"/>8.00000000 <text:s text:c="5"/>14.00000000 <text:s/></text:p>
      <text:p text:style-name="P10"><text:s text:c="5"/>2.00000000 <text:s text:c="6"/>6.00000000 <text:s text:c="5"/>13.00000000 <text:s/></text:p>
      <text:p text:style-name="P10"/>
      <text:p text:style-name="P10">L = </text:p>
      <text:p text:style-name="P10"><text:s text:c="5"/>1.00000000 <text:s text:c="6"/>0.00000000 <text:s text:c="6"/>0.00000000 <text:s/></text:p>
      <text:p text:style-name="P10"><text:s text:c="5"/>3.00000000 <text:s text:c="6"/>1.00000000 <text:s text:c="6"/>0.00000000 <text:s/></text:p>
      <text:p text:style-name="P10"><text:s text:c="5"/>2.00000000 <text:s text:c="6"/>1.00000000 <text:s text:c="6"/>1.00000000 <text:s/></text:p>
      <text:p text:style-name="P10"/>
      <text:p text:style-name="P10">U = </text:p>
      <text:p text:style-name="P10"><text:s text:c="5"/>1.00000000 <text:s text:c="6"/>2.00000000 <text:s text:c="6"/>4.00000000 <text:s/></text:p>
      <text:p text:style-name="P10"><text:s text:c="5"/>0.00000000 <text:s text:c="6"/>2.00000000 <text:s text:c="6"/>2.00000000 <text:s/></text:p>
      <text:p text:style-name="P10"><text:s text:c="5"/>0.00000000 <text:s text:c="6"/>0.00000000 <text:s text:c="6"/>3.00000000 </text:p>
      <text:p text:style-name="P10"/>
      <text:p text:style-name="P16">B. LDU – Decomposition</text:p>
      <text:p text:style-name="P6">Program:</text:p>
      <text:p text:style-name="P11"/>
      <text:p text:style-name="P11">import numpy as np</text:p>
      <text:p text:style-name="P11">import copy </text:p>
      <text:p text:style-name="P11"></text:p>
      <text:p text:style-name="P11">def inputMatrix():<text:tab/><text:tab/><text:span text:style-name="T1"># Function to take matrix input from user</text:span></text:p>
      <text:p text:style-name="P11"><text:s text:c="4"/>print("Enter the size of matrix: ")</text:p>
      <text:p text:style-name="P11"><text:s text:c="4"/>n= int(input())</text:p>
      <text:p text:style-name="P11"></text:p>
      <text:p text:style-name="P11"><text:s text:c="4"/>A= np.zeros((n,n),dtype=float)</text:p>
      <text:p text:style-name="P11"><text:s text:c="4"/>print("Now enter elements of matrix 'A':")</text:p>
      <text:p text:style-name="P11"><text:soft-page-break/><text:s text:c="4"/>for i in range(n):</text:p>
      <text:p text:style-name="P11"><text:s text:c="8"/>print("Enter elements for row:",i+1)</text:p>
      <text:p text:style-name="P11"><text:s text:c="8"/>for j in range(n):</text:p>
      <text:p text:style-name="P11"><text:s text:c="12"/>A[i][j]=int(input())</text:p>
      <text:p text:style-name="P11"><text:s text:c="4"/>return A</text:p>
      <text:p text:style-name="P11"></text:p>
      <text:p text:style-name="P11">def printMatrix(V):<text:tab/><text:tab/># Function to print matrix</text:p>
      <text:p text:style-name="P11"><text:s text:c="4"/>for i in range(n):</text:p>
      <text:p text:style-name="P11"><text:s text:c="8"/>for j in range(n):</text:p>
      <text:p text:style-name="P11"><text:s text:c="12"/></text:p>
      <text:p text:style-name="P11"><text:s text:c="12"/>print(f'{V[i][j]:15.08f}' , <text:s/>end=" <text:s/>")</text:p>
      <text:p text:style-name="P11"><text:s text:c="8"/>print()</text:p>
      <text:p text:style-name="P11"><text:s text:c="4"/>print()</text:p>
      <text:p text:style-name="P11"></text:p>
      <text:p text:style-name="P11"></text:p>
      <text:p text:style-name="P11">def LUDecomposition(A):<text:tab/><text:tab/># LDU – <text:span text:style-name="T2">Decomposition</text:span> Function Definition</text:p>
      <text:p text:style-name="P11"><text:s text:c="4"/></text:p>
      <text:p text:style-name="P11"><text:s text:c="4"/>n = len(A)</text:p>
      <text:p text:style-name="P11"/>
      <text:p text:style-name="P11"><text:s text:c="4"/>L= np.zeros((n,n),dtype=float)</text:p>
      <text:p text:style-name="P11"><text:s text:c="4"/>D = np.zeros((n,n),dtype=float)</text:p>
      <text:p text:style-name="P11"><text:s text:c="4"/></text:p>
      <text:p text:style-name="P11"><text:s text:c="4"/>for i in range(len(L)):</text:p>
      <text:p text:style-name="P11"><text:s text:c="8"/>L[i][i]=1</text:p>
      <text:p text:style-name="P11"></text:p>
      <text:p text:style-name="P11"><text:s text:c="4"/>U = copy.copy(A) <text:s text:c="3"/># copying matrix A into U</text:p>
      <text:p text:style-name="P11"></text:p>
      <text:p text:style-name="P11"><text:s text:c="3"/></text:p>
      <text:p text:style-name="P11"></text:p>
      <text:p text:style-name="P11"><text:s text:c="4"/>for i in range(0,n-1):</text:p>
      <text:p text:style-name="P11"><text:s text:c="8"/>for j in range(i+1,n):</text:p>
      <text:p text:style-name="P11"><text:s text:c="12"/>L[j][i]= (U[j][i]/U[i][i])</text:p>
      <text:p text:style-name="P11"><text:s text:c="12"/>U[j][:]=U[j][:]-L[j][i]*U[i][:]</text:p>
      <text:p text:style-name="P11"></text:p>
      <text:p text:style-name="P11"><text:s text:c="4"/>for i in range(n):</text:p>
      <text:p text:style-name="P11"><text:s text:c="8"/>if(U[i][i]!=0):</text:p>
      <text:p text:style-name="P11"><text:s text:c="12"/>D[i][i] = copy.copy(U[i][i])</text:p>
      <text:p text:style-name="P11"><text:s text:c="12"/>U[i,:] = copy.copy(U[i,:]/U[i][i])</text:p>
      <text:p text:style-name="P11"></text:p>
      <text:p text:style-name="P11"><text:s text:c="4"/>return L,D,U</text:p>
      <text:p text:style-name="P11"></text:p>
      <text:p text:style-name="P12"># Default Input</text:p>
      <text:p text:style-name="P11">n = 3</text:p>
      <text:p text:style-name="P11"></text:p>
      <text:p text:style-name="P11">A = np.array([</text:p>
      <text:p text:style-name="P11"><text:s text:c="4"/>[1,2,4],</text:p>
      <text:p text:style-name="P11"><text:s text:c="4"/>[3,8,14],</text:p>
      <text:p text:style-name="P11"><text:s text:c="4"/>[2,6,13]</text:p>
      <text:p text:style-name="P11">])</text:p>
      <text:p text:style-name="P11"><text:soft-page-break/></text:p>
      <text:p text:style-name="P11"></text:p>
      <text:p text:style-name="P13"># Calling LDU decomposition function</text:p>
      <text:p text:style-name="P11">L, D, U = LUDecomposition(A)</text:p>
      <text:p text:style-name="P11"></text:p>
      <text:p text:style-name="P11">print("A = ")</text:p>
      <text:p text:style-name="P11">printMatrix(A)</text:p>
      <text:p text:style-name="P11"></text:p>
      <text:p text:style-name="P11">print("L = ")</text:p>
      <text:p text:style-name="P11">printMatrix(L)</text:p>
      <text:p text:style-name="P11"></text:p>
      <text:p text:style-name="P11">print("D = ")</text:p>
      <text:p text:style-name="P11">printMatrix(D)</text:p>
      <text:p text:style-name="P11"></text:p>
      <text:p text:style-name="P11">print("U = ")</text:p>
      <text:p text:style-name="P11">printMatrix(U)</text:p>
      <text:p text:style-name="P11"></text:p>
      <text:p text:style-name="P7">Output:</text:p>
      <text:p text:style-name="P14"/>
      <text:p text:style-name="P14">A = </text:p>
      <text:p text:style-name="P14"><text:s text:c="5"/>1.00000000 <text:s text:c="6"/>2.00000000 <text:s text:c="6"/>4.00000000 <text:s/></text:p>
      <text:p text:style-name="P14"><text:s text:c="5"/>3.00000000 <text:s text:c="6"/>8.00000000 <text:s text:c="5"/>14.00000000 <text:s/></text:p>
      <text:p text:style-name="P14"><text:s text:c="5"/>2.00000000 <text:s text:c="6"/>6.00000000 <text:s text:c="5"/>13.00000000 <text:s/></text:p>
      <text:p text:style-name="P14"/>
      <text:p text:style-name="P14">L = </text:p>
      <text:p text:style-name="P14"><text:s text:c="5"/>1.00000000 <text:s text:c="6"/>0.00000000 <text:s text:c="6"/>0.00000000 <text:s/></text:p>
      <text:p text:style-name="P14"><text:s text:c="5"/>3.00000000 <text:s text:c="6"/>1.00000000 <text:s text:c="6"/>0.00000000 <text:s/></text:p>
      <text:p text:style-name="P14"><text:s text:c="5"/>2.00000000 <text:s text:c="6"/>1.00000000 <text:s text:c="6"/>1.00000000 <text:s/></text:p>
      <text:p text:style-name="P14"/>
      <text:p text:style-name="P14">D = </text:p>
      <text:p text:style-name="P14"><text:s text:c="5"/>1.00000000 <text:s text:c="6"/>0.00000000 <text:s text:c="6"/>0.00000000 <text:s/></text:p>
      <text:p text:style-name="P14"><text:s text:c="5"/>0.00000000 <text:s text:c="6"/>2.00000000 <text:s text:c="6"/>0.00000000 <text:s/></text:p>
      <text:p text:style-name="P14"><text:s text:c="5"/>0.00000000 <text:s text:c="6"/>0.00000000 <text:s text:c="6"/>3.00000000 <text:s/></text:p>
      <text:p text:style-name="P14"/>
      <text:p text:style-name="P14">U = </text:p>
      <text:p text:style-name="P14"><text:s text:c="5"/>1.00000000 <text:s text:c="6"/>2.00000000 <text:s text:c="6"/>4.00000000 <text:s/></text:p>
      <text:p text:style-name="P14"><text:s text:c="5"/>0.00000000 <text:s text:c="6"/>1.00000000 <text:s text:c="6"/>1.00000000 <text:s/></text:p>
      <text:p text:style-name="P14"><text:s text:c="5"/>0.00000000 <text:s text:c="6"/>0.00000000 <text:s text:c="6"/>1.00000000 <text:s/></text:p>
      <text:p text:style-name="P14"/>
      <text:p text:style-name="P17">C. QR – Decomposition</text:p>
      <text:p text:style-name="P4">Program:</text:p>
      <text:p text:style-name="P15">import numpy as np</text:p>
      <text:p text:style-name="P15"></text:p>
      <text:p text:style-name="P15">def matrixInput():</text:p>
      <text:p text:style-name="P15"><text:s text:c="4"/>m = int(input("Enter row size :"))</text:p>
      <text:p text:style-name="P15"><text:s text:c="4"/>n = int(input("Enter column size :"))</text:p>
      <text:p text:style-name="P15"></text:p>
      <text:p text:style-name="P15"><text:s text:c="4"/>A = np.zeros((m,n), dtype=float)</text:p>
      <text:p text:style-name="P15"><text:s text:c="4"/></text:p>
      <text:p text:style-name="P15"><text:soft-page-break/><text:s text:c="4"/>print("Enter elements of matrix: ")</text:p>
      <text:p text:style-name="P15"><text:s text:c="4"/>for i in range(m):</text:p>
      <text:p text:style-name="P15"><text:s text:c="8"/>for j in range(n):</text:p>
      <text:p text:style-name="P15"><text:s text:c="12"/>A[i][j] = float(input())</text:p>
      <text:p text:style-name="P15"><text:s text:c="4"/></text:p>
      <text:p text:style-name="P15"><text:s text:c="4"/>return A</text:p>
      <text:p text:style-name="P15"></text:p>
      <text:p text:style-name="P15"></text:p>
      <text:p text:style-name="P15">def Normalize(v):</text:p>
      <text:p text:style-name="P15"><text:s text:c="4"/>sum = 0.0</text:p>
      <text:p text:style-name="P15"><text:s text:c="4"/>for i in v:</text:p>
      <text:p text:style-name="P15"><text:s text:c="8"/>sum+=i**2</text:p>
      <text:p text:style-name="P15"><text:s text:c="4"/>v=v/(sum**0.5)</text:p>
      <text:p text:style-name="P15"><text:s text:c="4"/>return v</text:p>
      <text:p text:style-name="P15"></text:p>
      <text:p text:style-name="P15">def QRDecomp(A):</text:p>
      <text:p text:style-name="P15"><text:s text:c="4"/></text:p>
      <text:p text:style-name="P15"><text:s text:c="4"/>n = len(A[0]) <text:s text:c="2"/># Columns/Vectors</text:p>
      <text:p text:style-name="P15"><text:s text:c="4"/>m = len(A) <text:s text:c="5"/># Rows/Components</text:p>
      <text:p text:style-name="P15"><text:s text:c="4"/>q = []</text:p>
      <text:p text:style-name="P15"><text:s text:c="4"/></text:p>
      <text:p text:style-name="P15"><text:s text:c="4"/>q.append(Normalize(A[:,0].reshape(m,1)))</text:p>
      <text:p text:style-name="P15"><text:s text:c="4"/></text:p>
      <text:p text:style-name="P15"><text:s text:c="4"/>for i in range(1,n):</text:p>
      <text:p text:style-name="P15"><text:s text:c="8"/></text:p>
      <text:p text:style-name="P15"><text:s text:c="8"/>vec = A[:,i].astype('float64').reshape(m,1)</text:p>
      <text:p text:style-name="P15"><text:s text:c="8"/>temp = np.zeros((m,1),dtype=float)</text:p>
      <text:p text:style-name="P15"></text:p>
      <text:p text:style-name="P15"><text:s text:c="8"/>for j in range(i):</text:p>
      <text:p text:style-name="P15"></text:p>
      <text:p text:style-name="P15"><text:s text:c="12"/>multiplier = (((vec.transpose()).dot((q[j]))))/(q[j].transpose().dot(q[j]))</text:p>
      <text:p text:style-name="P15"><text:s text:c="12"/>temp -= (multiplier)*q[j]</text:p>
      <text:p text:style-name="P15"><text:s text:c="8"/></text:p>
      <text:p text:style-name="P15"><text:s text:c="8"/>vec = vec + temp</text:p>
      <text:p text:style-name="P15"><text:s text:c="8"/>normalizedvec = Normalize(vec)</text:p>
      <text:p text:style-name="P15"><text:s text:c="8"/>q.append(normalizedvec)</text:p>
      <text:p text:style-name="P15"><text:s text:c="4"/></text:p>
      <text:p text:style-name="P15"><text:s text:c="4"/>Q = np.array(q).transpose().reshape(m,n) <text:s text:c="3"/># typecasting python list to numpy array and taking np.array's transpose</text:p>
      <text:p text:style-name="P15"><text:s text:c="4"/></text:p>
      <text:p text:style-name="P15"><text:s text:c="4"/># Calculating R</text:p>
      <text:p text:style-name="P15"><text:s text:c="4"/>R = np.zeros((n,n))</text:p>
      <text:p text:style-name="P15"><text:s text:c="4"/>for i in range(n):</text:p>
      <text:p text:style-name="P15"><text:s text:c="8"/>for j in range(n):</text:p>
      <text:p text:style-name="P15"><text:s text:c="12"/>if i&lt;=j:</text:p>
      <text:p text:style-name="P15"><text:s text:c="16"/>R[i][j] = A[:,j].transpose().dot(Q[:,i])</text:p>
      <text:p text:style-name="P15"></text:p>
      <text:p text:style-name="P15"><text:s text:c="4"/>return Q,R</text:p>
      <text:p text:style-name="P15"></text:p>
      <text:p text:style-name="P15"><text:soft-page-break/></text:p>
      <text:p text:style-name="P15">def printMatrix(V):</text:p>
      <text:p text:style-name="P15"><text:s text:c="4"/>m = len(V)</text:p>
      <text:p text:style-name="P15"><text:s text:c="4"/>n = len(V[0])</text:p>
      <text:p text:style-name="P15"><text:s text:c="4"/>for i in range(m):</text:p>
      <text:p text:style-name="P15"><text:s text:c="8"/>for j in range(n):</text:p>
      <text:p text:style-name="P15"><text:s text:c="16"/>print(f'{V[i][j]:10.05f}' , <text:s/>end=" <text:s/>")</text:p>
      <text:p text:style-name="P15"><text:s text:c="8"/>print()</text:p>
      <text:p text:style-name="P15"><text:s text:c="4"/>print()</text:p>
      <text:p text:style-name="P15"></text:p>
      <text:p text:style-name="P15"># Default Input</text:p>
      <text:p text:style-name="P15"></text:p>
      <text:p text:style-name="P15">A = np.array(((</text:p>
      <text:p text:style-name="P15"><text:s text:c="4"/>(1, -1, 4),</text:p>
      <text:p text:style-name="P15"><text:s text:c="4"/>(1, 4, -2),</text:p>
      <text:p text:style-name="P15"><text:s text:c="4"/>(1, 4, 2),</text:p>
      <text:p text:style-name="P15"><text:s text:c="4"/>(1, -1, 0)</text:p>
      <text:p text:style-name="P15">)))</text:p>
      <text:p text:style-name="P15"></text:p>
      <text:p text:style-name="P15"># Uncomment following lines for custom input</text:p>
      <text:p text:style-name="P15"># A = matrixInput()</text:p>
      <text:p text:style-name="P15"></text:p>
      <text:p text:style-name="P15"># Calling QR-decomposition function</text:p>
      <text:p text:style-name="P15">Q,R = QRDecomp(A)</text:p>
      <text:p text:style-name="P15"></text:p>
      <text:p text:style-name="P15">print("A = ")</text:p>
      <text:p text:style-name="P15">printMatrix(A)</text:p>
      <text:p text:style-name="P15"></text:p>
      <text:p text:style-name="P15">print("Q =")</text:p>
      <text:p text:style-name="P15">printMatrix(Q)</text:p>
      <text:p text:style-name="P15"></text:p>
      <text:p text:style-name="P15">print("R =")</text:p>
      <text:p text:style-name="P15">printMatrix(R)</text:p>
      <text:p text:style-name="P15"></text:p>
      <text:p text:style-name="P8">Output:</text:p>
      <text:p text:style-name="P15">A = </text:p>
      <text:p text:style-name="P15"><text:s text:c="3"/>1.00000 <text:s text:c="3"/>-1.00000 <text:s text:c="4"/>4.00000 <text:s/></text:p>
      <text:p text:style-name="P15"><text:s text:c="3"/>1.00000 <text:s text:c="4"/>4.00000 <text:s text:c="3"/>-2.00000 <text:s/></text:p>
      <text:p text:style-name="P15"><text:s text:c="3"/>1.00000 <text:s text:c="4"/>4.00000 <text:s text:c="4"/>2.00000 <text:s/></text:p>
      <text:p text:style-name="P15"><text:s text:c="3"/>1.00000 <text:s text:c="3"/>-1.00000 <text:s text:c="4"/>0.00000 <text:s/></text:p>
      <text:p text:style-name="P15"/>
      <text:p text:style-name="P15">Q =</text:p>
      <text:p text:style-name="P15"><text:s text:c="3"/>0.50000 <text:s text:c="3"/>-0.50000 <text:s text:c="4"/>0.50000 <text:s/></text:p>
      <text:p text:style-name="P15"><text:s text:c="3"/>0.50000 <text:s text:c="4"/>0.50000 <text:s text:c="3"/>-0.50000 <text:s/></text:p>
      <text:p text:style-name="P15"><text:s text:c="3"/>0.50000 <text:s text:c="4"/>0.50000 <text:s text:c="4"/>0.50000 <text:s/></text:p>
      <text:p text:style-name="P15"><text:s text:c="3"/>0.50000 <text:s text:c="3"/>-0.50000 <text:s text:c="3"/>-0.50000 <text:s/></text:p>
      <text:p text:style-name="P15"/>
      <text:p text:style-name="P15">R =</text:p>
      <text:p text:style-name="P15"><text:s text:c="3"/>2.00000 <text:s text:c="4"/>3.00000 <text:s text:c="4"/>2.00000 <text:s/></text:p>
      <text:p text:style-name="P15"><text:soft-page-break/><text:s text:c="3"/>0.00000 <text:s text:c="4"/>5.00000 <text:s text:c="3"/>-2.00000 <text:s/></text:p>
      <text:p text:style-name="P15"><text:s text:c="3"/>0.00000 <text:s text:c="4"/>0.00000 <text:s text:c="4"/>4.00000 <text:s/></text:p>
      <text:p text:style-name="P15"/>
      <text:p text:style-name="P17">D. SVD</text:p>
      <text:p text:style-name="P4">Program:</text:p>
      <text:p text:style-name="P15"># # SVD Implementation</text:p>
      <text:p text:style-name="P15"># ## Importing libraries</text:p>
      <text:p text:style-name="P15"/>
      <text:p text:style-name="P15"># In[1]:</text:p>
      <text:p text:style-name="P15"/>
      <text:p text:style-name="P15">import numpy as np</text:p>
      <text:p text:style-name="P15">import copy</text:p>
      <text:p text:style-name="P15"/>
      <text:p text:style-name="P15"># ## SVD function Definition</text:p>
      <text:p text:style-name="P15"/>
      <text:p text:style-name="P15"># In[2]:</text:p>
      <text:p text:style-name="P15"/>
      <text:p text:style-name="P15"/>
      <text:p text:style-name="P15">def printMatrix(V):<text:tab/><text:tab/><text:span text:style-name="T3"># function to print matrix</text:span></text:p>
      <text:p text:style-name="P15"><text:s text:c="4"/>m = len(V)</text:p>
      <text:p text:style-name="P15"><text:s text:c="4"/>n = len(V[0])</text:p>
      <text:p text:style-name="P15"><text:s text:c="4"/></text:p>
      <text:p text:style-name="P15"><text:s text:c="4"/>for i in range(m):</text:p>
      <text:p text:style-name="P15"><text:s text:c="8"/>for j in range(n):</text:p>
      <text:p text:style-name="P15"><text:s text:c="12"/>print(f'{V[i][j]:10.05f}' , <text:s/>end=" <text:s/>")</text:p>
      <text:p text:style-name="P15"><text:s text:c="8"/>print()</text:p>
      <text:p text:style-name="P15"><text:s text:c="4"/>print()</text:p>
      <text:p text:style-name="P15"/>
      <text:p text:style-name="P15"/>
      <text:p text:style-name="P15">def SVD(A):<text:tab/><text:tab/><text:tab/><text:span text:style-name="T3"># SVD – decomposition function</text:span></text:p>
      <text:p text:style-name="P15"><text:s text:c="4"/>m = len(A)</text:p>
      <text:p text:style-name="P15"><text:s text:c="4"/>n = len(A[0])</text:p>
      <text:p text:style-name="P15"/>
      <text:p text:style-name="P15"><text:s text:c="4"/>At = A.transpose()</text:p>
      <text:p text:style-name="P15"><text:s text:c="4"/></text:p>
      <text:p text:style-name="P15"><text:s text:c="4"/>AtA = np.matmul(At,A)</text:p>
      <text:p text:style-name="P15"><text:s text:c="4"/></text:p>
      <text:p text:style-name="P15"><text:s text:c="4"/>AAt = np.matmul(A,At)</text:p>
      <text:p text:style-name="P15"><text:s text:c="4"/></text:p>
      <text:p text:style-name="P15"><text:s text:c="4"/># Finding Eigen Values and Vectors of AAt and AtA</text:p>
      <text:p text:style-name="P15"><text:s text:c="4"/>eigValuesAAt, eigVectorsAAt = np.linalg.eig(AAt)</text:p>
      <text:p text:style-name="P15"/>
      <text:p text:style-name="P15"><text:s text:c="4"/>eigValuesAtA, eigVectorsAtA = np.linalg.eig(AtA)</text:p>
      <text:p text:style-name="P15"/>
      <text:p text:style-name="P15"><text:s text:c="4"/># Forming U, D and VT</text:p>
      <text:p text:style-name="P15"><text:s text:c="4"/>U = eigVectorsAAt</text:p>
      <text:p text:style-name="P15"><text:s text:c="4"/></text:p>
      <text:p text:style-name="P15"><text:s text:c="4"/># Sorting eigen values in descending order</text:p>
      <text:p text:style-name="P15"><text:s text:c="4"/>for i in range(len(eigValuesAAt)-2,0,-1):</text:p>
      <text:p text:style-name="P15"><text:soft-page-break/><text:s text:c="8"/>for j in range(len(eigValuesAAt)-1,i,-1):</text:p>
      <text:p text:style-name="P15"><text:s text:c="12"/>if(eigValuesAAt[i]&lt;eigValuesAAt[j]):</text:p>
      <text:p text:style-name="P15"><text:s text:c="16"/>temp = copy.copy(eigValuesAAt[i])</text:p>
      <text:p text:style-name="P15"><text:s text:c="16"/>eigValuesAAt[i] = copy.copy(eigValuesAAt[j])</text:p>
      <text:p text:style-name="P15"><text:s text:c="16"/>eigValuesAAt[j] = copy.copy(temp)</text:p>
      <text:p text:style-name="P15"/>
      <text:p text:style-name="P15"/>
      <text:p text:style-name="P15"><text:s text:c="4"/>D = np.zeros((m,n))</text:p>
      <text:p text:style-name="P15"><text:s text:c="4"/>for i in range(m):</text:p>
      <text:p text:style-name="P15"><text:s text:c="8"/>for j in range(n):</text:p>
      <text:p text:style-name="P15"><text:s text:c="12"/>if i==j:</text:p>
      <text:p text:style-name="P15"><text:s text:c="16"/>D[i][j] = (eigValuesAAt[i])**(1/2)</text:p>
      <text:p text:style-name="P15"><text:s text:c="12"/>else:</text:p>
      <text:p text:style-name="P15"><text:s text:c="16"/>D[i][j] = 0</text:p>
      <text:p text:style-name="P15"/>
      <text:p text:style-name="P15"><text:s text:c="4"/>Vt = eigVectorsAtA.transpose()</text:p>
      <text:p text:style-name="P15"><text:s text:c="4"/></text:p>
      <text:p text:style-name="P15"><text:s text:c="4"/>return U,D,Vt</text:p>
      <text:p text:style-name="P15"><text:s text:c="4"/></text:p>
      <text:p text:style-name="P15"/>
      <text:p text:style-name="P15"/>
      <text:p text:style-name="P15"># In[3]:</text:p>
      <text:p text:style-name="P15"/>
      <text:p text:style-name="P15"/>
      <text:p text:style-name="P15">A = np.array(((</text:p>
      <text:p text:style-name="P15"><text:s text:c="4"/>(1,2,3),</text:p>
      <text:p text:style-name="P15"><text:s text:c="4"/>(4,5,6),</text:p>
      <text:p text:style-name="P15"><text:s text:c="4"/>(7,8,9)</text:p>
      <text:p text:style-name="P15">)))</text:p>
      <text:p text:style-name="P15"/>
      <text:p text:style-name="P15"># A = np.array(((</text:p>
      <text:p text:style-name="P15"># <text:s text:c="4"/>(1, -1, 4),</text:p>
      <text:p text:style-name="P15"># <text:s text:c="4"/>(1, 4, -2),</text:p>
      <text:p text:style-name="P15"># <text:s text:c="4"/>(1, 4, 2),</text:p>
      <text:p text:style-name="P15"># <text:s text:c="4"/>(1, -1, 0)</text:p>
      <text:p text:style-name="P15"># )))</text:p>
      <text:p text:style-name="P15"/>
      <text:p text:style-name="P15"># Calling SVD-decomposition function</text:p>
      <text:p text:style-name="P15">U,D,Vt = SVD(A)</text:p>
      <text:p text:style-name="P15"/>
      <text:p text:style-name="P15"/>
      <text:p text:style-name="P15"># In[4]:</text:p>
      <text:p text:style-name="P15"/>
      <text:p text:style-name="P15">print("A = ")</text:p>
      <text:p text:style-name="P15">printMatrix(A)</text:p>
      <text:p text:style-name="P15">print("U = ")</text:p>
      <text:p text:style-name="P15">printMatrix(U)</text:p>
      <text:p text:style-name="P15">print("D = ")</text:p>
      <text:p text:style-name="P15">printMatrix(D)</text:p>
      <text:p text:style-name="P15"><text:soft-page-break/>print("VT = ")</text:p>
      <text:p text:style-name="P15">printMatrix(Vt)</text:p>
      <text:p text:style-name="P15"/>
      <text:p text:style-name="P15"/>
      <text:p text:style-name="P8">Output:</text:p>
      <text:p text:style-name="P15">A = </text:p>
      <text:p text:style-name="P15"><text:s text:c="3"/>1.00000 <text:s text:c="4"/>2.00000 <text:s text:c="4"/>3.00000 <text:s/></text:p>
      <text:p text:style-name="P15"><text:s text:c="3"/>4.00000 <text:s text:c="4"/>5.00000 <text:s text:c="4"/>6.00000 <text:s/></text:p>
      <text:p text:style-name="P15"><text:s text:c="3"/>7.00000 <text:s text:c="4"/>8.00000 <text:s text:c="4"/>9.00000 <text:s/></text:p>
      <text:p text:style-name="P15"/>
      <text:p text:style-name="P15">U = </text:p>
      <text:p text:style-name="P15"><text:s text:c="2"/>-0.21484 <text:s text:c="3"/>-0.88723 <text:s text:c="4"/>0.40825 <text:s/></text:p>
      <text:p text:style-name="P15"><text:s text:c="2"/>-0.52059 <text:s text:c="3"/>-0.24964 <text:s text:c="3"/>-0.81650 <text:s/></text:p>
      <text:p text:style-name="P15"><text:s text:c="2"/>-0.82634 <text:s text:c="4"/>0.38794 <text:s text:c="4"/>0.40825 <text:s/></text:p>
      <text:p text:style-name="P15"/>
      <text:p text:style-name="P15">D = </text:p>
      <text:p text:style-name="P15"><text:s text:c="2"/>16.84810 <text:s text:c="4"/>0.00000 <text:s text:c="4"/>0.00000 <text:s/></text:p>
      <text:p text:style-name="P15"><text:s text:c="3"/>0.00000 <text:s text:c="4"/>1.06837 <text:s text:c="4"/>0.00000 <text:s/></text:p>
      <text:p text:style-name="P15"><text:s text:c="3"/>0.00000 <text:s text:c="4"/>0.00000 <text:s text:c="4"/>0.00000 <text:s/></text:p>
      <text:p text:style-name="P15"/>
      <text:p text:style-name="P15">VT = </text:p>
      <text:p text:style-name="P15"><text:s text:c="2"/>-0.47967 <text:s text:c="3"/>-0.57237 <text:s text:c="3"/>-0.66506 <text:s/></text:p>
      <text:p text:style-name="P15"><text:s text:c="2"/>-0.77669 <text:s text:c="3"/>-0.07569 <text:s text:c="4"/>0.62532 <text:s/></text:p>
      <text:p text:style-name="P15"><text:s text:c="3"/>0.40825 <text:s text:c="3"/>-0.81650 <text:s text:c="4"/>0.40825 </text:p>
      <text:p text:style-name="P15"/>
      <text:p text:style-name="P18">Q2. PCA <text:s/>and Dual PCA of YaleFace database</text:p>
      <text:p text:style-name="P19"/>
      <text:p text:style-name="P19">A. PCA</text:p>
      <text:p text:style-name="P21">Program: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8:26:24.265800318</meta:creation-date>
    <dc:date>2021-04-11T19:45:35.986365291</dc:date>
    <meta:editing-duration>PT1H8M53S</meta:editing-duration>
    <meta:editing-cycles>16</meta:editing-cycles>
    <meta:generator>LibreOffice/7.1.1.2$Linux_X86_64 LibreOffice_project/10$Build-2</meta:generator>
    <meta:document-statistic meta:table-count="0" meta:image-count="0" meta:object-count="0" meta:page-count="10" meta:paragraph-count="372" meta:word-count="923" meta:character-count="8224" meta:non-whitespace-character-count="5643"/>
  </office:meta>
</office:document-meta>
</file>